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abla1" style:family="table">
      <style:table-properties style:width="16.96cm" fo:margin-left="-0.042cm" fo:margin-right="0.083cm" table:align="margins"/>
    </style:style>
    <style:style style:name="Tabla1.A" style:family="table-column">
      <style:table-column-properties style:column-width="16.96cm" style:rel-column-width="65535*"/>
    </style:style>
    <style:style style:name="Tabla1.A1" style:family="table-cell">
      <style:table-cell-properties style:vertical-align="middle" fo:padding="0.397cm" fo:border="none"/>
    </style:style>
    <style:style style:name="Tabla3" style:family="table">
      <style:table-properties style:width="14.34cm" fo:margin-left="1.492cm" fo:margin-right="1.168cm" table:align="margins"/>
    </style:style>
    <style:style style:name="Tabla3.A" style:family="table-column">
      <style:table-column-properties style:column-width="14.34cm" style:rel-column-width="65535*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Text_20_body">
      <style:paragraph-properties fo:margin-left="-1.251cm" fo:margin-right="0cm" fo:text-indent="0cm" style:auto-text-indent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CourierNewPSMT" fo:font-size="12pt" style:font-name-asian="CourierNewPSMT" style:font-size-asian="12pt" style:font-name-complex="CourierNewPSMT" style:font-size-complex="12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8" style:family="paragraph" style:parent-style-name="Standard">
      <style:text-properties style:font-name="CourierNewPSMT" fo:font-size="12pt" style:text-underline-style="none" fo:font-weight="normal" style:font-name-asian="CourierNewPSMT" style:font-size-asian="12pt" style:font-weight-asian="normal" style:font-name-complex="CourierNewPSMT" style:font-size-complex="12pt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TimesNewRomanPSMT" style:font-size-asian="12pt" style:font-name-complex="TimesNewRomanPSMT" style:font-size-complex="12pt"/>
    </style:style>
    <style:style style:name="P10" style:family="paragraph" style:parent-style-name="Table_20_Contents"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officeooo:paragraph-rsid="0016b625"/>
    </style:style>
    <style:style style:name="P17" style:family="paragraph" style:parent-style-name="Preformatted_20_Text">
      <style:text-properties officeooo:paragraph-rsid="0016b625"/>
    </style:style>
    <style:style style:name="P18" style:family="paragraph" style:parent-style-name="Preformatted_20_Text">
      <style:paragraph-properties fo:margin-top="0cm" fo:margin-bottom="0.499cm" style:contextual-spacing="false"/>
      <style:text-properties officeooo:paragraph-rsid="0016b625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>
      <style:text-properties style:font-name="Arial" fo:font-size="12pt" style:font-size-asian="12pt" style:font-size-complex="12pt"/>
    </style:style>
    <style:style style:name="P21" style:family="paragraph" style:parent-style-name="Preformatted_20_Text">
      <style:text-properties officeooo:paragraph-rsid="0016b625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TimesNewRomanPSMT" style:font-size-asian="12pt" style:font-name-complex="TimesNewRomanPSMT" style:font-size-complex="12pt"/>
    </style:style>
    <style:style style:name="P24" style:family="paragraph" style:parent-style-name="Standard">
      <style:paragraph-properties fo:text-align="justify" style:justify-single-word="false" style:text-autospace="none"/>
      <style:text-properties style:font-name="Arial" fo:font-size="12pt" fo:background-color="#ffff00" style:font-name-asian="TimesNewRomanPSMT" style:font-size-asian="12pt" style:font-name-complex="TimesNewRomanPSMT" style:font-size-complex="12pt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CourierNewPSMT" fo:font-size="12pt" style:font-name-asian="CourierNewPSMT" style:font-size-asian="12pt" style:font-name-complex="CourierNewPSMT" style:font-size-complex="12pt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CourierNewPSMT" fo:font-size="12pt" fo:background-color="#ffff00" style:font-name-asian="CourierNewPSMT" style:font-size-asian="12pt" style:font-name-complex="CourierNewPSMT" style:font-size-complex="12pt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CourierNewPSMT" fo:font-size="12pt" fo:background-color="#5983b0" style:font-name-asian="CourierNewPSMT" style:font-size-asian="12pt" style:font-name-complex="CourierNewPSMT" style:font-size-complex="12pt"/>
    </style:style>
    <style:style style:name="P28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officeooo:paragraph-rsid="00171e6d" style:font-name-asian="TimesNewRomanPSMT" style:font-size-asian="12pt" style:font-name-complex="TimesNewRomanPSMT" style:font-size-complex="12pt"/>
    </style:style>
    <style:style style:name="P29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0" style:family="paragraph" style:parent-style-name="Table_20_Contents">
      <style:paragraph-properties fo:margin-left="-1.251cm" fo:margin-right="0cm" fo:text-indent="0cm" style:auto-text-indent="false"/>
      <style:text-properties style:font-name="Arial"/>
    </style:style>
    <style:style style:name="P31" style:family="paragraph" style:parent-style-name="Table_20_Contents">
      <style:paragraph-properties fo:margin-left="-1.251cm" fo:margin-right="0cm" fo:text-indent="0cm" style:auto-text-indent="false"/>
      <style:text-properties officeooo:paragraph-rsid="00127449"/>
    </style:style>
    <style:style style:name="P32" style:family="paragraph" style:parent-style-name="Text_20_body" style:list-style-name="L1">
      <style:paragraph-properties fo:margin-left="0cm" fo:margin-right="0cm" fo:text-indent="0cm" style:auto-text-indent="false"/>
    </style:style>
    <style:style style:name="P33" style:family="paragraph" style:parent-style-name="Text_20_body">
      <style:text-properties officeooo:paragraph-rsid="001a880a"/>
    </style:style>
    <style:style style:name="P34" style:family="paragraph" style:parent-style-name="Text_20_body">
      <style:paragraph-properties fo:margin-left="0cm" fo:margin-right="0cm" fo:text-indent="0cm" style:auto-text-indent="false"/>
    </style:style>
    <style:style style:name="P35" style:family="paragraph" style:parent-style-name="Text_20_body" style:list-style-name="L1">
      <style:paragraph-properties fo:margin-left="0cm" fo:margin-right="0cm" fo:text-indent="0cm" style:auto-text-indent="false"/>
      <style:text-properties fo:background-color="#ffff00"/>
    </style:style>
    <style:style style:name="P36" style:family="paragraph" style:parent-style-name="Text_20_body" style:list-style-name="L1">
      <style:paragraph-properties fo:margin-left="0cm" fo:margin-right="0cm" fo:text-indent="0cm" style:auto-text-indent="false"/>
      <style:text-properties officeooo:rsid="001ba2d7" officeooo:paragraph-rsid="001ba2d7"/>
    </style:style>
    <style:style style:name="P37" style:family="paragraph" style:parent-style-name="Text_20_body">
      <style:text-properties style:font-name="CourierNewPSMT"/>
    </style:style>
    <style:style style:name="T1" style:family="text">
      <style:text-properties style:font-name="Arial"/>
    </style:style>
    <style:style style:name="T2" style:family="text">
      <style:text-properties style:font-name="Arial" officeooo:rsid="00127449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officeooo:rsid="00127449" style:font-size-asian="12pt" style:font-size-complex="12pt"/>
    </style:style>
    <style:style style:name="T5" style:family="text">
      <style:text-properties style:font-name="Arial" fo:font-size="12pt" officeooo:rsid="0016b625" style:font-size-asian="12pt" style:font-size-complex="12pt"/>
    </style:style>
    <style:style style:name="T6" style:family="text">
      <style:text-properties style:font-name="Arial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Arial" fo:font-size="12pt" officeooo:rsid="001a880a" fo:background-color="#ffff00" loext:char-shading-value="0" style:font-size-asian="12pt" style:font-size-complex="12pt"/>
    </style:style>
    <style:style style:name="T8" style:family="text">
      <style:text-properties style:font-name="Arial" fo:font-size="12pt" fo:background-color="#ffff00" loext:char-shading-value="0" style:font-size-asian="12pt" style:font-size-complex="12pt"/>
    </style:style>
    <style:style style:name="T9" style:family="text">
      <style:text-properties style:font-name="Arial" fo:font-size="12pt" officeooo:rsid="001ba2d7" fo:background-color="#ffff00" loext:char-shading-value="0" style:font-size-asian="12pt" style:font-size-complex="12pt"/>
    </style:style>
    <style:style style:name="T10" style:family="text">
      <style:text-properties style:font-name="Arial" officeooo:rsid="0016b625"/>
    </style:style>
    <style:style style:name="T11" style:family="text">
      <style:text-properties officeooo:rsid="00156443"/>
    </style:style>
    <style:style style:name="T12" style:family="text">
      <style:text-properties fo:font-size="12pt" style:font-name-asian="TimesNewRomanPSMT" style:font-size-asian="12pt" style:font-name-complex="TimesNewRomanPSM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background-color="#ffff00" loext:char-shading-value="0" style:font-size-asian="12pt" style:font-size-complex="12pt"/>
    </style:style>
    <style:style style:name="T15" style:family="text">
      <style:text-properties fo:font-size="12pt" fo:background-color="#ffff00" loext:char-shading-value="0" style:font-size-asian="12pt" style:font-size-complex="12pt"/>
    </style:style>
    <style:style style:name="T16" style:family="text">
      <style:text-properties fo:font-weight="bold" officeooo:rsid="00156443" style:font-weight-asian="bold" style:font-weight-complex="bold"/>
    </style:style>
    <style:style style:name="T17" style:family="text">
      <style:text-properties officeooo:rsid="001a880a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ba2d7" fo:background-color="#ffff00" loext:char-shading-value="0"/>
    </style:style>
    <style:style style:name="T20" style:family="text">
      <style:text-properties officeooo:rsid="001ba2d7" fo:background-color="#ffff00" loext:char-shading-value="0"/>
    </style:style>
    <style:style style:name="T21" style:family="text">
      <style:text-properties fo:background-color="#ffff00" loext:char-shading-value="0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officeooo:rsid="001a880a" style:font-size-asian="12pt" style:font-size-complex="12pt"/>
    </style:style>
    <style:style style:name="T25" style:family="text">
      <style:text-properties style:font-name="Times New Roman" fo:font-size="12pt" officeooo:rsid="001a880a" fo:background-color="#ffff00" loext:char-shading-value="0" style:font-size-asian="12pt" style:font-size-complex="12pt"/>
    </style:style>
    <style:style style:name="T26" style:family="text">
      <style:text-properties style:font-name="Times New Roman" fo:font-size="12pt" officeooo:rsid="001a880a" fo:background-color="#ffff00" loext:char-shading-value="0" style:font-name-asian="NSimSun" style:font-size-asian="12pt" style:font-name-complex="Liberation Mono" style:font-size-complex="12pt"/>
    </style:style>
    <style:style style:name="T27" style:family="text">
      <style:text-properties style:font-name="Times New Roman" officeooo:rsid="001a880a"/>
    </style:style>
    <style:style style:name="T28" style:family="text">
      <style:text-properties style:font-name="Times New Roman" officeooo:rsid="001a880a" fo:background-color="#ffff00" loext:char-shading-value="0"/>
    </style:style>
    <style:style style:name="T29" style:family="text">
      <style:text-properties style:font-name="Times New Roman" officeooo:rsid="001a880a" fo:background-color="transparent" loext:char-shading-value="0"/>
    </style:style>
    <style:style style:name="T30" style:family="text">
      <style:text-properties officeooo:rsid="001ba2d7"/>
    </style:style>
    <style:style style:name="T31" style:family="text">
      <style:text-properties style:font-name="CourierNewPSM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JERCICIOS PREPARATORIOS EXAMEN XML</text:p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28"><text:s text:c="3"/><text:span text:style-name="T1"><text:s text:c="4"/>1- Explica y pon un ejemplo de un documento XML bien formado y válido.</text:span></text:p>
            <text:p text:style-name="P28"/>
            <text:p text:style-name="P33"><text:span text:style-name="T17">Un documento bien formado es aquel que cumple todas las reglas sintácticas definidas por XML. Y es válido cuando su contenido coincide con los elementos, atributos asociados a la declaración DTD </text:span></text:p>
            <text:p text:style-name="P33"><text:span text:style-name="T1">2- <text:s/>Entidades predefinidas y no predefinidas.</text:span></text:p>
            <text:p text:style-name="Text_20_body"><text:span text:style-name="Source_20_Text"><text:span text:style-name="T22">&lt;?xml version="1.0" encoding="UTF-8"?&gt;</text:span></text:span></text:p>
            <text:p text:style-name="Text_20_body"><text:span text:style-name="Source_20_Text"><text:span text:style-name="T23">&lt;!</text:span></text:span><text:span text:style-name="Source_20_Text"><text:span text:style-name="T24">DOCTYPE elementos [</text:span></text:span></text:p>
            <text:p text:style-name="Text_20_body"><text:span text:style-name="Source_20_Text"><text:span text:style-name="T22">&lt;!ELEMENT elementos (#PCDATA)&gt;</text:span></text:span></text:p>
            <text:p text:style-name="Text_20_body"><text:span text:style-name="Source_20_Text"><text:span text:style-name="T25">&lt;!ENTITY dir ”garcia barb</text:span></text:span><text:span text:style-name="Source_20_Text"><text:span text:style-name="T26">ó</text:span></text:span><text:span text:style-name="Source_20_Text"><text:span text:style-name="T25">n 45”&gt; </text:span></text:span><text:span text:style-name="Source_20_Text"><text:span text:style-name="T24"><text:s text:c="15"/>&lt;!--Declaracion entidad no predefinida--&gt;</text:span></text:span></text:p>
            <text:p text:style-name="Text_20_body"><text:span text:style-name="Source_20_Text"><text:span text:style-name="T22">]&gt;</text:span></text:span></text:p>
            <text:p text:style-name="P33"><text:span text:style-name="Source_20_Text"><text:span text:style-name="T22">&lt;elementos&gt;</text:span></text:span><text:span text:style-name="Source_20_Text"><text:span text:style-name="T27">La direccion es </text:span></text:span><text:span text:style-name="Source_20_Text"><text:span text:style-name="T28">&amp;dir; </text:span></text:span><text:span text:style-name="Source_20_Text"><text:span text:style-name="T29">&lt;!--Uso de la entidad no predefinida--&gt;</text:span></text:span></text:p>
            <text:p text:style-name="P33"><text:span text:style-name="Source_20_Text"><text:span text:style-name="T28">n1&amp;gt;n2</text:span></text:span><text:span text:style-name="Source_20_Text"><text:span text:style-name="T22">&lt;/elementos&gt; <text:s text:c="18"/></text:span></text:span><text:span text:style-name="Source_20_Text"><text:span text:style-name="T27">&lt;!--Uso entidad predefinida--&gt;</text:span></text:span></text:p>
            <text:p text:style-name="P4"/>
            <text:p text:style-name="P4"/>
            <text:p text:style-name="P31"><text:s text:c="6"/><text:span text:style-name="T1"><text:s text:c="2"/></text:span><text:span text:style-name="T3">3-</text:span><text:span text:style-name="T4"> Realiza los cambios necesarios en el DTD <text:s/>para que el documento XML sea válido.</text:span></text:p>
            <text:p text:style-name="Preformatted_20_Text"><text:span text:style-name="Source_20_Text"><text:span text:style-name="T3">&lt;?xml version="1.0" encoding="UTF-8"?&gt;</text:span></text:span></text:p>
            <text:p text:style-name="Preformatted_20_Text"><text:span text:style-name="Source_20_Text"><text:span text:style-name="T3">&lt;!DOCTYPE elementos [</text:span></text:span></text:p>
            <text:p text:style-name="Preformatted_20_Text"><text:span text:style-name="Source_20_Text"><text:span text:style-name="T3"><text:s text:c="3"/>&lt;!ELEMENT elementos (pcdata*, any+, vacio)&gt;</text:span></text:span></text:p>
            <text:p text:style-name="Preformatted_20_Text"><text:span text:style-name="Source_20_Text"><text:span text:style-name="T3"><text:s text:c="3"/>&lt;!ELEMENT pcdata </text:span></text:span><text:span text:style-name="Source_20_Text"><text:span text:style-name="T7">(#PCDATA)</text:span></text:span><text:span text:style-name="Source_20_Text"><text:span text:style-name="T3">&gt;</text:span></text:span></text:p>
            <text:p text:style-name="Preformatted_20_Text"><text:span text:style-name="Source_20_Text"><text:span text:style-name="T3"><text:s text:c="3"/>&lt;!ELEMENT any </text:span></text:span><text:span text:style-name="Source_20_Text"><text:span text:style-name="T7">EMPTY</text:span></text:span><text:span text:style-name="Source_20_Text"><text:span text:style-name="T3">&gt;</text:span></text:span></text:p>
            <text:p text:style-name="Preformatted_20_Text"><text:span text:style-name="Source_20_Text"><text:span text:style-name="T3"><text:s text:c="3"/>&lt;!ELEMENT vac</text:span></text:span><text:span text:style-name="Source_20_Text"><text:span text:style-name="T9">i</text:span></text:span><text:span text:style-name="Source_20_Text"><text:span text:style-name="T3">o </text:span></text:span><text:span text:style-name="Source_20_Text"><text:span text:style-name="T8">EMPTY</text:span></text:span><text:span text:style-name="Source_20_Text"><text:span text:style-name="T3">&gt;</text:span></text:span></text:p>
            <text:p text:style-name="Preformatted_20_Text"><text:span text:style-name="Source_20_Text"><text:span text:style-name="T3">]&gt;</text:span></text:span></text:p>
            <text:p text:style-name="P20"/>
            <text:p text:style-name="Preformatted_20_Text"><text:span text:style-name="Source_20_Text"><text:span text:style-name="T3">&lt;elementos&gt;</text:span></text:span></text:p>
            <text:p text:style-name="P17"><text:span text:style-name="Source_20_Text"><text:span text:style-name="T5"><text:s/>&lt;pcdata&gt;Caracteres&lt;/pcdata&gt;</text:span></text:span></text:p>
            <text:p text:style-name="Preformatted_20_Text"><text:span text:style-name="Source_20_Text"><text:span text:style-name="T3"><text:s text:c="3"/>&lt;any/&gt;</text:span></text:span></text:p>
            <text:p text:style-name="Preformatted_20_Text"><text:span text:style-name="Source_20_Text"><text:span text:style-name="T3"><text:s text:c="3"/>&lt;vacio/&gt;</text:span></text:span></text:p>
            <text:p text:style-name="P19"><text:span text:style-name="Source_20_Text"><text:span text:style-name="T3">&lt;/elementos&gt;</text:span></text:span></text:p>
            <text:p text:style-name="P30"/>
          </table:table-cell>
        </table:table-row>
      </table:table>
      <text:p text:style-name="P15"/>
      <text:section text:style-name="Sect1" text:name="page">
        <text:section text:style-name="Sect1" text:name="page-wrap1">
          <text:section text:style-name="Sect1" text:name="page-wrap2">
            <text:section text:style-name="Sect1" text:name="wrapper">
              <text:section text:style-name="Sect1" text:name="page-content-wrapper">
                <text:section text:style-name="Sect1" text:name="page-content">
                  <text:section text:style-name="Sect1" text:name="region-main-box">
                    <text:section text:style-name="Sect1" text:name="region-post-box">
                      <text:section text:style-name="Sect1" text:name="region-main-wrap">
                        <text:section text:style-name="Sect1" text:name="region-main">
                          <text:p text:style-name="P14"/>
                          <text:p text:style-name="P12">4- Completa y escribe un XML válido para cada uno de los apartados siguientes:</text:p>
                          <text:p text:style-name="P14"><text:s text:c="5"/>a) <text:bookmark text:name="cuerpo"/><text:s/>&lt;!ATTLIST empresa <text:span text:style-name="T20">pais </text:span>CDATA <text:span text:style-name="T30">#</text:span><text:span text:style-name="T20">FIXED</text:span> “España”&gt;</text:p>
                          <text:p text:style-name="P14">&lt;<text:span text:style-name="T30">empresa pais=”España”/&gt;</text:span></text:p>
                          <text:p text:style-name="P14"><text:s text:c="5"/>b) <text:s text:c="2"/>&lt;!ATTLIST <text:span text:style-name="T20">factura</text:span><text:span text:style-name="T21"> </text:span>pago (VISA|metalico|cheque) ”<text:span text:style-name="T30">VISA</text:span>”&gt;</text:p>
                          <text:p text:style-name="P14">&lt;<text:span text:style-name="T30">factura pago=”VISA”&gt;</text:span></text:p>
                          <text:list xml:id="list1524474209" text:style-name="L1">
                            <text:list-header>
                              <text:p text:style-name="P32"><text:s text:c="5"/>c) &lt;!ATTLIST ejemplo <text:span text:style-name="T20">color</text:span> NMTOKEN <text:span text:style-name="T20">#REQUIRED</text:span>&gt;</text:p>
                              <text:p text:style-name="P35">&lt;<text:span text:style-name="T30">ejemplo color=”rojo”/&gt;</text:span></text:p>
                              <text:p text:style-name="P32"><text:s text:c="5"/>d) <text:s/>&lt;!ATTLIST <text:span text:style-name="T20">articulo</text:span> codigo ID <text:span text:style-name="T30">#REQUIRED</text:span>&gt;</text:p>
                              <text:p text:style-name="P36"><text:soft-page-break/>&lt;articulo codigo=”A1”/&gt;</text:p>
                            </text:list-header>
                          </text:list>
                          <text:p text:style-name="Text_20_body"/>
                          <text:p text:style-name="Text_20_body"/>
                          <text:p text:style-name="P11"><text:span text:style-name="T12">5- </text:span>Escribir un documento XML bien formado <text:span text:style-name="T11">y válido </text:span>que guarde información de dos equipos de fútbol (nombre, ciudad y entrenador) con dos jugadores (nombre, posición y nacionalidad) cada uno. La posición (portero, defensa, medio, delantero) deberá representarse mediante un atributo del jugador. Utilizar datos reales para los equipos y jugadores. No obstante, no deberá indicarse el nombre del entrenador. </text:p>
                          <text:p text:style-name="P24">&lt;?xml version="1.0" encoding="UTF-8"?&gt;</text:p>
                          <text:p text:style-name="P24">&lt;!DOCTYPE equipos [</text:p>
                          <text:p text:style-name="P24">&lt;!ELEMENT equipos (equipo+)&gt;</text:p>
                          <text:p text:style-name="P24">&lt;!ELEMENT equipo (nombre, ciudad, entrenador, jugador+)&gt;</text:p>
                          <text:p text:style-name="P24">&lt;!ELEMENT nombre (#PCDATA)&gt;</text:p>
                          <text:p text:style-name="P24">&lt;!ELEMENT ciudad (#PCDATA)&gt;</text:p>
                          <text:p text:style-name="P24">&lt;!ELEMENT entrenador EMPTY&gt;</text:p>
                          <text:p text:style-name="P24">&lt;!ELEMENT jugador (nombre, nacionalidad)&gt;</text:p>
                          <text:p text:style-name="P24">&lt;!ATTLIST jugador posicion (portero | defensa | medio | delantero) #REQUIRED&gt;</text:p>
                          <text:p text:style-name="P24">&lt;!ELEMENT nacionalidad (#PCDATA)&gt;</text:p>
                          <text:p text:style-name="P24">]&gt;</text:p>
                          <text:p text:style-name="P24">&lt;equipos&gt;</text:p>
                          <text:p text:style-name="P24"><text:s text:c="2"/>&lt;equipo&gt;</text:p>
                          <text:p text:style-name="P24"><text:s text:c="4"/>&lt;nombre&gt;Celta de Vigo&lt;/nombre&gt;</text:p>
                          <text:p text:style-name="P24"><text:s text:c="4"/>&lt;ciudad&gt;Vigo&lt;/ciudad&gt;</text:p>
                          <text:p text:style-name="P24"><text:s text:c="4"/>&lt;entrenador/&gt;</text:p>
                          <text:p text:style-name="P24"><text:s text:c="4"/>&lt;jugador posicion="delantero"&gt;</text:p>
                          <text:p text:style-name="P24"><text:s text:c="6"/>&lt;nombre&gt;Iago Aspas&lt;/nombre&gt;</text:p>
                          <text:p text:style-name="P24"><text:s text:c="6"/>&lt;nacionalidad&gt;España&lt;/nacionalidad&gt;</text:p>
                          <text:p text:style-name="P24"><text:s text:c="4"/>&lt;/jugador&gt;</text:p>
                          <text:p text:style-name="P24"><text:s text:c="4"/>&lt;jugador posicion="portero"&gt;</text:p>
                          <text:p text:style-name="P24"><text:s text:c="6"/>&lt;nombre&gt;Ruben Blanco&lt;/nombre&gt;</text:p>
                          <text:p text:style-name="P24"><text:s text:c="6"/>&lt;nacionalidad&gt;España&lt;/nacionalidad&gt;</text:p>
                          <text:p text:style-name="P24"><text:s text:c="4"/>&lt;/jugador&gt;</text:p>
                          <text:p text:style-name="P24"><text:s text:c="2"/>&lt;/equipo&gt;</text:p>
                          <text:p text:style-name="P24"><text:s text:c="2"/>&lt;equipo&gt;</text:p>
                          <text:p text:style-name="P24"><text:s text:c="4"/>&lt;nombre&gt;Borussia de Dortmund&lt;/nombre&gt;</text:p>
                          <text:p text:style-name="P24"><text:s text:c="4"/>&lt;ciudad&gt;Dortmund&lt;/ciudad&gt;</text:p>
                          <text:p text:style-name="P24"><text:s text:c="4"/>&lt;entrenador/&gt;</text:p>
                          <text:p text:style-name="P24"><text:s text:c="4"/>&lt;jugador posicion="medio"&gt;</text:p>
                          <text:p text:style-name="P24"><text:s text:c="6"/>&lt;nombre&gt;Marco Reus&lt;/nombre&gt;</text:p>
                          <text:p text:style-name="P24"><text:s text:c="6"/>&lt;nacionalidad&gt;Alemania&lt;/nacionalidad&gt;</text:p>
                          <text:p text:style-name="P24"><text:s text:c="4"/>&lt;/jugador&gt;</text:p>
                          <text:p text:style-name="P24"><text:s text:c="4"/>&lt;jugador posicion="defensa"&gt;</text:p>
                          <text:p text:style-name="P24"><text:s text:c="6"/>&lt;nombre&gt;Niklas Süle&lt;/nombre&gt;</text:p>
                          <text:p text:style-name="P24"><text:s text:c="6"/>&lt;nacionalidad&gt;Alemania&lt;/nacionalidad&gt;</text:p>
                          <text:p text:style-name="P24"><text:s text:c="4"/>&lt;/jugador&gt;</text:p>
                          <text:p text:style-name="P24"><text:s text:c="2"/>&lt;/equipo&gt;</text:p>
                          <text:p text:style-name="P9"><text:span text:style-name="T21">&lt;/equipos&gt;</text:span></text:p>
                          <text:p text:style-name="P9"><text:span text:style-name="T21"/></text:p>
                          <text:p text:style-name="P9"/>
                          <text:p text:style-name="P9"/>
                          <text:p text:style-name="P9"/>
                          <text:p text:style-name="P9"><text:soft-page-break/>6- A partir de la DTD siguiente <text:s/>deberá crearse un documento XML válido y <text:s/>formateado <text:s/><text:span text:style-name="T11">con e</text:span>l correspondiente CSS <text:span text:style-name="T11">(</text:span><text:span text:style-name="T16">titulo:</text:span><text:span text:style-name="T11">Tamaño, color y subrayado, </text:span><text:span text:style-name="T16">documento</text:span><text:span text:style-name="T11">: color de fondo)</text:span>.</text:p>
                          <text:p text:style-name="P3"/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able:table table:name="Tabla3" table:style-name="Tabla3">
        <table:table-column table:style-name="Tabla3.A"/>
        <table:table-row>
          <table:table-cell table:style-name="Tabla3.A1" office:value-type="string">
            <text:p text:style-name="P8">&lt;!ELEMENT documento (cabecera,cuerpo)&gt;</text:p>
            <text:p text:style-name="P7">&lt;!ELEMENT cabecera (titulo?,metainfo*,estilo)&gt;</text:p>
            <text:p text:style-name="P7">&lt;!ELEMENT titulo (#PCDATA)&gt;</text:p>
            <text:p text:style-name="P7">&lt;!ELEMENT metainfo EMPTY&gt;</text:p>
            <text:p text:style-name="P7">&lt;!ELEMENT estilo EMPTY&gt;</text:p>
            <text:p text:style-name="P7">&lt;!ELEMENT cuerpo (parrafo,lista*)+&gt;</text:p>
            <text:p text:style-name="P7">&lt;!ELEMENT parrafo (negrita?,subrayado?)&gt;</text:p>
            <text:p text:style-name="P7">&lt;!ELEMENT negrita (#PCDATA)&gt;</text:p>
            <text:p text:style-name="P7">&lt;!ELEMENT subrayado (#PCDATA)&gt;</text:p>
            <text:p text:style-name="P7">&lt;!ELEMENT lista (item+)&gt;</text:p>
            <text:p text:style-name="P7">&lt;!ELEMENT item (#PCDATA)&gt;</text:p>
            <text:p text:style-name="P7">&lt;!ATTLIST metainfo nombre CDATA #IMPLIED</text:p>
            <text:p text:style-name="P7"><text:s text:c="10"/>contenido CDATA #IMPLIED&gt;</text:p>
            <text:p text:style-name="P7">&lt;!ATTLIST estilo tamanyo (1|2|3) #IMPLIED</text:p>
            <text:p text:style-name="P7"><text:s text:c="17"/>color (rojo|negro) "negro"&gt;</text:p>
            <text:p text:style-name="P7">&lt;!ATTLIST item tipo (numerado|noNumerado) #REQUIRED&gt;</text:p>
            <text:p text:style-name="P26">&lt;?xml version="1.0" encoding="UTF-8"?&gt;</text:p>
            <text:p text:style-name="P26">&lt;?xml-stylesheet type="text/css" href="fg.css"?&gt;</text:p>
            <text:p text:style-name="P26">&lt;!DOCTYPE documento SYSTEM "DTD%20externo.dtd"&gt;</text:p>
            <text:p text:style-name="P26">&lt;documento&gt;</text:p>
            <text:p text:style-name="P26"><text:s text:c="2"/>&lt;cabecera&gt;</text:p>
            <text:p text:style-name="P26"><text:s text:c="4"/>&lt;titulo&gt;Ejercicio 6&lt;/titulo&gt;</text:p>
            <text:p text:style-name="P26"><text:s text:c="4"/>&lt;metainfo nombre="Info" contenido="metainfo"/&gt;</text:p>
            <text:p text:style-name="P26"><text:s text:c="4"/>&lt;estilo color="rojo"/&gt;</text:p>
            <text:p text:style-name="P26"><text:s text:c="2"/>&lt;/cabecera&gt;</text:p>
            <text:p text:style-name="P26"><text:s text:c="2"/>&lt;cuerpo&gt;</text:p>
            <text:p text:style-name="P26"><text:s text:c="4"/>&lt;parrafo&gt;</text:p>
            <text:p text:style-name="P26"><text:s text:c="6"/>&lt;subrayado&gt;Hola&lt;/subrayado&gt;</text:p>
            <text:p text:style-name="P26"><text:s text:c="4"/>&lt;/parrafo&gt;</text:p>
            <text:p text:style-name="P26"><text:s text:c="4"/>&lt;lista&gt;</text:p>
            <text:p text:style-name="P26"><text:s text:c="5"/>&lt;item tipo="numerado"&gt;Ordenador&lt;/item&gt;</text:p>
            <text:p text:style-name="P26"><text:s text:c="5"/>&lt;item tipo="noNumerado"&gt;Monitor&lt;/item&gt;</text:p>
            <text:p text:style-name="P26"><text:s text:c="4"/>&lt;/lista&gt;</text:p>
            <text:p text:style-name="P26"><text:s text:c="2"/>&lt;/cuerpo&gt;</text:p>
            <text:p text:style-name="P26"><text:s text:c="2"/>&lt;/documento&gt;</text:p>
            <text:p text:style-name="P27">documento{</text:p>
            <text:p text:style-name="P27">background-color: blue;</text:p>
            <text:p text:style-name="P27">}</text:p>
            <text:p text:style-name="P27">titulo{</text:p>
            <text:p text:style-name="P27">font-size:49px;</text:p>
            <text:p text:style-name="P27">color:red;</text:p>
            <text:p text:style-name="P27">text-decoration: underline;</text:p>
            <text:p text:style-name="P27">}</text:p>
          </table:table-cell>
        </table:table-row>
      </table:table>
      <text:p text:style-name="P6"/>
      <text:p text:style-name="P7"><text:s text:c="2"/></text:p>
      <text:p text:style-name="P7"/>
      <text:p text:style-name="P2"/>
      <text:p text:style-name="P4"><text:soft-page-break/><text:s text:c="7"/><text:span text:style-name="T1"><text:s text:c="5"/></text:span><text:span text:style-name="T2">7</text:span><text:span text:style-name="T1">- Espacios de nombres. </text:span><text:span text:style-name="T10">Utilizar dos espacios de nombres para separar las figuras en <text:tab/> <text:s text:c="4"/>planas y tridimensionales. Valida el documento.</text:span></text:p>
      <text:p text:style-name="P4"/>
      <text:p text:style-name="P4"><text:s text:c="15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<text:span text:style-name="T6"><text:s text:c="10"/></text:span><text:span text:style-name="Source_20_Text"><text:span text:style-name="T3"><text:s text:c="2"/></text:span></text:span><text:span text:style-name="Source_20_Text"><text:span text:style-name="T5">&lt;figura&gt;</text:span></text:span><text:span text:style-name="Source_20_Text"><text:span text:style-name="T3"> <text:s text:c="4"/></text:span></text:span></text:p>
            <text:p text:style-name="P16"><text:span text:style-name="Source_20_Text"><text:span text:style-name="T3"><text:s text:c="16"/>&lt;nombre&gt;cuadrado&lt;/nombre&gt;</text:span></text:span></text:p>
            <text:p text:style-name="P17"><text:span text:style-name="Source_20_Text"><text:span text:style-name="T3"><text:s text:c="6"/>&lt;lados&gt;</text:span></text:span><text:span text:style-name="Source_20_Text"><text:span text:style-name="T5">4&lt;/lados&gt;</text:span></text:span></text:p>
            <text:p text:style-name="P17"><text:span text:style-name="Source_20_Text"><text:span text:style-name="T3"><text:s text:c="3"/>&lt;/figura&gt;</text:span></text:span></text:p>
            <text:p text:style-name="P18"><text:span text:style-name="Source_20_Text"><text:span text:style-name="T3"><text:s text:c="2"/></text:span></text:span></text:p>
          </table:table-cell>
          <table:table-cell table:style-name="Tabla2.B1" office:value-type="string">
            <text:p text:style-name="Preformatted_20_Text"><text:span text:style-name="Source_20_Text"><text:span text:style-name="T3">&lt;figura</text:span></text:span><text:span text:style-name="Source_20_Text"><text:span text:style-name="T5">&gt;</text:span></text:span></text:p>
            <text:p text:style-name="Preformatted_20_Text"><text:span text:style-name="Source_20_Text"><text:span text:style-name="T3"><text:s text:c="6"/>&lt;nombre&gt;cubo&lt;/nombre&gt;</text:span></text:span></text:p>
            <text:p text:style-name="Preformatted_20_Text"><text:span text:style-name="Source_20_Text"><text:span text:style-name="T3"><text:s text:c="6"/>&lt;aristas&gt;</text:span></text:span><text:span text:style-name="Source_20_Text"><text:span text:style-name="T5">12&lt;/aristas&gt;</text:span></text:span></text:p>
            <text:p text:style-name="Preformatted_20_Text"><text:span text:style-name="Source_20_Text"><text:span text:style-name="T3"><text:s text:c="6"/>&lt;caras&gt;</text:span></text:span><text:span text:style-name="Source_20_Text"><text:span text:style-name="T5">6&lt;/caras&gt;</text:span></text:span></text:p>
            <text:p text:style-name="P19"><text:span text:style-name="Source_20_Text"><text:span text:style-name="T3"><text:s text:c="3"/>&lt;/figura&gt;</text:span></text:span></text:p>
            <text:p text:style-name="P10"/>
          </table:table-cell>
        </table:table-row>
      </table:table>
      <text:p text:style-name="Standard"><text:span text:style-name="Source_20_Text"><text:span text:style-name="T21">&lt;!DOCTYPE figuras [</text:span></text:span></text:p>
      <text:p text:style-name="Standard"><text:span text:style-name="Source_20_Text"><text:span text:style-name="T21">&lt;!ELEMENT figuras (c:figura, u:figura)&gt;</text:span></text:span></text:p>
      <text:p text:style-name="Standard"><text:span text:style-name="Source_20_Text"><text:span text:style-name="T21">&lt;!ATTLIST figuras xmlns:c CDATA #REQUIRED</text:span></text:span></text:p>
      <text:p text:style-name="Standard"><text:span text:style-name="Source_20_Text"><text:span text:style-name="T21">xmlns:u CDATA #REQUIRED&gt;</text:span></text:span></text:p>
      <text:p text:style-name="Standard"><text:span text:style-name="Source_20_Text"><text:span text:style-name="T21">&lt;!ELEMENT c:figura (nombre, lados)&gt;</text:span></text:span></text:p>
      <text:p text:style-name="Standard"><text:span text:style-name="Source_20_Text"><text:span text:style-name="T21">&lt;!ELEMENT u:figura (nombre, aristas, caras)&gt;</text:span></text:span></text:p>
      <text:p text:style-name="Standard"><text:span text:style-name="Source_20_Text"><text:span text:style-name="T21">&lt;!ELEMENT nombre (#PCDATA)&gt;</text:span></text:span></text:p>
      <text:p text:style-name="Standard"><text:span text:style-name="Source_20_Text"><text:span text:style-name="T21">&lt;!ELEMENT lados (#PCDATA)&gt;</text:span></text:span></text:p>
      <text:p text:style-name="Standard"><text:span text:style-name="Source_20_Text"><text:span text:style-name="T21">&lt;!ELEMENT aristas (#PCDATA)&gt;</text:span></text:span></text:p>
      <text:p text:style-name="Standard"><text:span text:style-name="Source_20_Text"><text:span text:style-name="T21">&lt;!ELEMENT caras (#PCDATA)&gt;</text:span></text:span></text:p>
      <text:p text:style-name="Standard"><text:span text:style-name="Source_20_Text"><text:span text:style-name="T21">]&gt;</text:span></text:span></text:p>
      <text:p text:style-name="Standard"><text:span text:style-name="Source_20_Text"><text:span text:style-name="T21"/></text:span></text:p>
      <text:p text:style-name="Standard"><text:span text:style-name="Source_20_Text"><text:span text:style-name="T21"/></text:span></text:p>
      <text:p text:style-name="Standard"><text:span text:style-name="Source_20_Text"><text:span text:style-name="T21">&lt;figuras xmlns:c="http://cuadrado" xmlns:u="http://cubo"&gt;</text:span></text:span></text:p>
      <text:p text:style-name="Standard"><text:span text:style-name="Source_20_Text"><text:span text:style-name="T21"><text:s text:c="2"/>&lt;c:figura&gt;</text:span></text:span></text:p>
      <text:p text:style-name="Standard"><text:span text:style-name="Source_20_Text"><text:span text:style-name="T21"><text:s text:c="6"/>&lt;nombre&gt;cuadrado&lt;/nombre&gt;</text:span></text:span></text:p>
      <text:p text:style-name="Standard"><text:span text:style-name="Source_20_Text"><text:span text:style-name="T21"><text:s text:c="6"/>&lt;lados&gt;4&lt;/lados&gt;</text:span></text:span></text:p>
      <text:p text:style-name="Standard"><text:span text:style-name="Source_20_Text"><text:span text:style-name="T21"><text:s text:c="2"/>&lt;/c:figura&gt;</text:span></text:span></text:p>
      <text:p text:style-name="Standard"><text:span text:style-name="Source_20_Text"><text:span text:style-name="T21"><text:s text:c="2"/>&lt;u:figura&gt;</text:span></text:span></text:p>
      <text:p text:style-name="Standard"><text:span text:style-name="Source_20_Text"><text:span text:style-name="T21"><text:s text:c="6"/>&lt;nombre&gt;cubo&lt;/nombre&gt;</text:span></text:span></text:p>
      <text:p text:style-name="Standard"><text:span text:style-name="Source_20_Text"><text:span text:style-name="T21"><text:s text:c="6"/>&lt;aristas&gt;12&lt;/aristas&gt;</text:span></text:span></text:p>
      <text:p text:style-name="Standard"><text:span text:style-name="Source_20_Text"><text:span text:style-name="T21"><text:s text:c="6"/>&lt;caras&gt;6&lt;/caras&gt;</text:span></text:span></text:p>
      <text:p text:style-name="Standard"><text:span text:style-name="Source_20_Text"><text:span text:style-name="T21"><text:s text:c="3"/>&lt;/u:figura&gt;</text:span></text:span></text:p>
      <text:p text:style-name="Standard"><text:span text:style-name="Source_20_Text"><text:span text:style-name="T21">&lt;/figuras&gt; <text:s/></text:span></text:span></text:p>
      <text:p text:style-name="P37"/>
      <text:p text:style-name="P4"><text:s text:c="16"/></text:p>
      <text:p text:style-name="P4"><text:s text:c="8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NewPSMT" svg:font-family="CourierNewPSMT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TimesNewRomanPSMT" fo:font-family="TimesNewRomanPSMT" style:font-family-generic="roman" fo:font-size="12pt" style:font-name-asian="TimesNewRomanPSMT" style:font-family-asian="TimesNewRomanPSMT" style:font-family-generic-asian="roman" style:font-size-asian="12pt" style:font-name-complex="TimesNewRomanPSMT" style:font-family-complex="TimesNewRomanPSMT" style:font-family-generic-complex="roman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2-10-31T21:19:59.13</meta:creation-date>
    <dc:date>2022-10-27T11:41:04.036725086</dc:date>
    <meta:editing-duration>PT2H12M28S</meta:editing-duration>
    <meta:editing-cycles>14</meta:editing-cycles>
    <meta:generator>LibreOffice/7.3.6.2$Linux_X86_64 LibreOffice_project/30$Build-2</meta:generator>
    <meta:document-statistic meta:table-count="3" meta:image-count="0" meta:object-count="0" meta:page-count="4" meta:paragraph-count="154" meta:word-count="527" meta:character-count="5148" meta:non-whitespace-character-count="4320"/>
  </office:meta>
</office:document-meta>
</file>